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9" style:family="paragraph" style:parent-style-name="Standard" style:list-style-name="L21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0" style:family="paragraph" style:parent-style-name="Standard" style:list-style-name="L21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1" style:family="paragraph" style:parent-style-name="Standard" style:list-style-name="L21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2" style:family="paragraph" style:parent-style-name="Standard" style:list-style-name="L22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7307547272468606512"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4012193089856956173"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914142783152655314"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7162046507108118415"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3363459509744534516"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3852964079666476460"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6813444274779037389"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5794516869777479459"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1035379055535517"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6590637694710045409"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8825346693645024664"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2042000957212904870"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7875546668127579233"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7702942962495887943" text:style-name="L14">
        <text:list-item>
          <text:p text:style-name="P29">single target damage effect </text:p>
        </text:list-item>
        <text:list-item>
          <text:p text:style-name="P29">aoe damage effect DONE</text:p>
        </text:list-item>
      </text:list>
      <text:p text:style-name="P8">Fix knockdown/standup on defenders DONE</text:p>
      <text:list xml:id="list5018880743846809666"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990921618188021988"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682480382693559343"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4945025214061442584"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8733761644116412008"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6179193174855374691"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3416272635293263265"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3272063179068168620"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7214847257351788959"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927208897978574226"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1568999045630509744"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5281690089015391114"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6301408133587788504"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9019386166272025475"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7881749920697946840"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3220530184895018485"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5455167211281895603"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8868184542137100637"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2625421352627122860"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2681409438026890359"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2046423101355934346"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1893469981267819409"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7942484883648615662"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6933340753185977199"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2635342622360424078"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2244392451630285705"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4927254905549794381"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8309910506140768163"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6290018138455259368"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3787299225998083373"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4097409463705036660"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5704761227826846448"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8757310241390071497"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6910743692456381832"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885631495658989547"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6588892411869036286"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6469598639662917469"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3746207574305869417"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4582961325452989128"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3174861275774534269" text:style-name="L54">
        <text:list-item>
          <text:p text:style-name="P69"><text:s/>See notes in design notes document</text:p>
        </text:list-item>
      </text:list>
      <text:p text:style-name="P4">Sprint 39: Rework Necromancer enemy (completed 28/10/19)</text:p>
      <text:list xml:id="list8657722273701165230"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6270522505426522932"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6021067547368772353" text:style-name="L57">
        <text:list-item>
          <text:p text:style-name="P72">item card looks ugly: redesign item card view DONE</text:p>
        </text:list-item>
        <text:list-item>
          <text:p text:style-name="P72">use STS card templates, or find a new card template DONE</text:p>
        </text:list-item>
      </text:list>
      <text:p text:style-name="P8"/>
      <text:list xml:id="list19875487845363003" text:style-name="L58">
        <text:list-item>
          <text:p text:style-name="P73">find better item sprites DONE</text:p>
        </text:list-item>
      </text:list>
      <text:p text:style-name="P4">Sprint 42: Remove spell info box, implement ability info panels (completed 31/10/19)</text:p>
      <text:list xml:id="list8280218524160212982" text:style-name="L59">
        <text:list-item>
          <text:p text:style-name="P74"><text:soft-page-break/>review scripts from sci fi game</text:p>
        </text:list-item>
      </text:list>
      <text:p text:style-name="P4">Sprint 43: Reward Screen updates + UI view updates (completed 31/10/19)</text:p>
      <text:list xml:id="list5574894426082264105"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6707398677616414793"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6697040568515536338"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7706721463896680979"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4136845280019274190"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4896156010636540599"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6764820713905719657"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6915945110786939169"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7763372090286755765"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112014864109659765"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8334682577483470085"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6692361747085092399"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753070952935365327"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4788686848189695706"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5120214460058509301"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4597052295308228692"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2302307581251969943"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1621339106875119448"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845281028956537464"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1515778912054813744"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1914102524893357830"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4652353371603234691" text:style-name="L81">
        <text:list-item>
          <text:p text:style-name="P96">text logic also edits ability info panel text fields (just for the starting defender abilities) DONE</text:p>
        </text:list-item>
      </text:list>
      <text:p text:style-name="P8">Play Test</text:p>
      <text:list xml:id="list2733066490695665958" text:style-name="L82">
        <text:list-item>
          <text:p text:style-name="P97">Play the game and hunt/squash bugs</text:p>
        </text:list-item>
      </text:list>
      <text:p text:style-name="P8">Controls</text:p>
      <text:list xml:id="list2507099777158970949"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2678359205111716257"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3903390518669018932"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7786812612754403786"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5251907244032783214"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6150769733295697632"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8801553046707387092"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4173022170135060748"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6444714945722032783"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5081139818929573584"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6131843680183828698"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77283065896465167"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8163509902091327016"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7667576513449688586"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7242672493639374536"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5381538411531322205"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3945098393265008528"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4087110478953838164"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811878312232351952"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157052832025458132"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6917773260644148701"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2119397316122735496"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4502925718771682232"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2687635104976241947"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1232542019109357698"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1787310559398853310"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2993884733882247936"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5731817768520143515"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881401872229187051"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6490772854237249173"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3708577338451038878"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4424730174125401758"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1837731532757611370"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6999428091231214653"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7716980388505831408"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5222597375881515533"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2853173091774536948"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9093370349929402988"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3227188394591140356"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5932993734919655932"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6965627504835554810"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78957743732738016"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4165329043062921177"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7992542337211059391"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2836907397375458262"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2692493535728157239"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3931971953050710078"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1172826361067345048"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8014892446742730477"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7779614740978291146"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9167608690487408739"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6126971379877033047"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157422643094603351"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4058351904524145121"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6657007848387920440"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8305358608731050133"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6406317952675635998"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7204932623785786885"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113401218175471268"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7256477672693803375"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6990841493132572156"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2642652522283142298"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8464416903440420999"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5688887358157277853"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5398069382733322151"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1701986177626592012"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7291656071631153995"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6049388284120414732"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4172616429655267558"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4584028230915639088"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1636047406577397141"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9130382412128826240"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3152811577702670235"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2882738485855045295"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5914991254625595940"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7955056717771461259"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8918261128365121567"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1785878793838895147"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7375270199294982166"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3303021190432172356"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5198855203895811337"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5206038124362359988"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6594603124663161902"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601712107283903589"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2504344584716622025"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7591898565699713327"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8798666467842725943"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3669459433718519684"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881265637972510252" text:style-name="L171">
        <text:list-item>
          <text:list>
            <text:list-item>
              <text:p text:style-name="P249">stat value texts in character data change colour if positive/negative</text:p>
            </text:list-item>
          </text:list>
        </text:list-item>
      </text:list>
      <text:p text:style-name="P8"/>
      <text:list xml:id="list7255142844038790147"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2462949960479083196" text:style-name="L173">
        <text:list-item>
          <text:p text:style-name="P227">Character Data</text:p>
          <text:list>
            <text:list-item>
              <text:p text:style-name="P250">all mouse over panel elements highlight when moused over</text:p>
            </text:list-item>
            <text:list-item>
              <text:p text:style-name="P250">plus buttons for talents don't appear unless you have points to spend</text:p>
            </text:list-item>
            <text:list-item>
              <text:p text:style-name="P250">unlocking a talent creates a mini star explosion VFX</text:p>
            </text:list-item>
            <text:list-item>
              <text:p text:style-name="P250">while dragging an ability tome, the drop box has a highlight around it</text:p>
            </text:list-item>
            <text:list-item>
              <text:p text:style-name="P250">when the ability tome is dropped and learnt, a mini start VFX explosion occurs on the drop box</text:p>
            </text:list-item>
          </text:list>
        </text:list-item>
      </text:list>
      <text:p text:style-name="P8"/>
      <text:list xml:id="list2133096780147475074" text:style-name="L174">
        <text:list-item>
          <text:p text:style-name="P228">Character Roster</text:p>
          <text:list>
            <text:list-item>
              <text:p text:style-name="P251">character roster button highlights better when moused over DONE</text:p>
            </text:list-item>
          </text:list>
        </text:list-item>
      </text:list>
      <text:list xml:id="list2382924939433228644" text:style-name="L175">
        <text:list-item>
          <text:p text:style-name="P252">Char Roster / Map Transition</text:p>
          <text:list>
            <text:list-item>
              <text:p text:style-name="P252">Char roster and world map transition from off screen north to centre screen when activated</text:p>
            </text:list-item>
          </text:list>
        </text:list-item>
      </text:list>
      <text:p text:style-name="P6">Sprint 111: Custom Character Builder System. UCM Overhaul. Items modify UCM Appearance. </text:p>
      <text:list xml:id="list9136646082788390016"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7509380927489866186" text:style-name="L177">
        <text:list-item>
          <text:p text:style-name="P216">Player Prefs</text:p>
        </text:list-item>
      </text:list>
      <text:list xml:id="list4280722661259882764"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9012964973252652385" text:style-name="L179">
        <text:list-item>
          <text:p text:style-name="P218">Save Game /Load Game system</text:p>
        </text:list-item>
      </text:list>
      <text:list xml:id="list1441906960245136978"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6543228745907271520"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2870878614274518741"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5748814614377358805"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2425785150997291491"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3211070" text:continue-list="list9136646082788390016"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Sprint ??: REDESIGNING: Redesign talent/talent tree views, redesign some old passives + abilities, implement new abilities passives, design innate racial passives and abilities</text:p>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5129465347849300703"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3290403096709342424"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4712405162748184215" text:style-name="L187">
        <text:list-item>
          <text:p text:style-name="P253">start by editing character model appearance</text:p>
        </text:list-item>
        <text:list-item>
          <text:p text:style-name="P253">create way to save entity in character maker</text:p>
        </text:list-item>
        <text:list-item>
          <text:p text:style-name="P253">create way to load entity in character maker</text:p>
        </text:list-item>
        <text:list-item>
          <text:p text:style-name="P253">create way to edit abilities, talents and weapons</text:p>
        </text:list-item>
      </text:list>
      <text:p text:style-name="P8"/>
      <text:p text:style-name="P8"/>
      <text:p text:style-name="P5">New Script Ideas</text:p>
      <text:p text:style-name="P6">CharacterPresetData</text:p>
      <text:list xml:id="list5662897643140530426" text:style-name="L188">
        <text:list-item>
          <text:list>
            <text:list-item>
              <text:p text:style-name="P254">holds all info about a characters appearance, abilities, talents, passives and items</text:p>
            </text:list-item>
            <text:list-item>
              <text:p text:style-name="P254">saving a character in the character creater screen creates one of these files</text:p>
            </text:list-item>
            <text:list-item>
              <text:p text:style-name="P254">in char select main screen, you can import one of these files</text:p>
            </text:list-item>
            <text:list-item>
              <text:p text:style-name="P254">char select main screen builds the premade origin characters out of these objects.</text:p>
              <text:list>
                <text:list-item>
                  <text:p text:style-name="P254">Also builds the custom characters</text:p>
                </text:list-item>
              </text:list>
            </text:list-item>
            <text:list-item>
              <text:p text:style-name="P254">this object type is saved in playerPrefs</text:p>
            </text:list-item>
          </text:list>
        </text:list-item>
      </text:list>
      <text:p text:style-name="P6">CharacterBuildPresetData</text:p>
      <text:list xml:id="list1533302281999131034" text:style-name="L189">
        <text:list-item>
          <text:p text:style-name="P255">holds data on abilities, and talents</text:p>
        </text:list-item>
        <text:list-item>
          <text:p text:style-name="P255">used to be auto build the combat aspect of characterPresetData objects</text:p>
          <text:list>
            <text:list-item>
              <text:p text:style-name="P255">auto builds, clothing/armor, weapons, abilities and talent point assignments</text:p>
            </text:list-item>
          </text:list>
        </text:list-item>
        <text:list-item>
          <text:p text:style-name="P255">should be an SO</text:p>
        </text:list-item>
        <text:list-item>
          <text:p text:style-name="P255"><text:soft-page-break/>doesnt have to be used</text:p>
        </text:list-item>
      </text:list>
      <text:p text:style-name="P6">CharacterPresetLibrary</text:p>
      <text:list xml:id="list7941636109990639122" text:style-name="L190">
        <text:list-item>
          <text:p text:style-name="P256">static singleton</text:p>
        </text:list-item>
        <text:list-item>
          <text:p text:style-name="P256">stored in playerPrefs</text:p>
        </text:list-item>
        <text:list-item>
          <text:p text:style-name="P256">holds all origin characters in a list</text:p>
        </text:list-item>
        <text:list-item>
          <text:p text:style-name="P256">holds all custom characters in a list (seperate from origin char list)</text:p>
        </text:list-item>
      </text:list>
      <text:p text:style-name="P6">CharacterPresetTemplate</text:p>
      <text:list xml:id="list645894715020661777"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6850270525418274253" text:style-name="L192">
        <text:list-item>
          <text:p text:style-name="P235">New Parents and view lists</text:p>
        </text:list-item>
      </text:list>
      <text:p text:style-name="P6">Base Bodies</text:p>
      <text:list xml:id="list33205467"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4309574498429015195" text:style-name="L193">
        <text:list-item>
          <text:p text:style-name="P236">Undead Heads</text:p>
          <text:list>
            <text:list-item>
              <text:p text:style-name="P236">Undead Head 1, etc</text:p>
            </text:list-item>
          </text:list>
        </text:list-item>
      </text:list>
      <text:list xml:id="list2243952489381547171" text:style-name="L194">
        <text:list-item>
          <text:p text:style-name="P237">Orc Heads</text:p>
          <text:list>
            <text:list-item>
              <text:p text:style-name="P237">Orc Head 1, etc</text:p>
            </text:list-item>
          </text:list>
        </text:list-item>
      </text:list>
      <text:list xml:id="list2649290528110295566" text:style-name="L195">
        <text:list-item>
          <text:p text:style-name="P238">Repeated for</text:p>
          <text:list>
            <text:list-item>
              <text:p text:style-name="P238">Chest, Legs, Right arm, right hand, left arm, left hand</text:p>
            </text:list-item>
          </text:list>
        </text:list-item>
      </text:list>
      <text:list xml:id="list1871849342953573692"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2528993449028954020"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8634392480709451043" text:style-name="L198">
        <text:list-item>
          <text:p text:style-name="P257">UCM</text:p>
        </text:list-item>
        <text:list-item>
          <text:p text:style-name="P257">Appearance tab(s)</text:p>
        </text:list-item>
        <text:list-item>
          <text:p text:style-name="P257">Talent Pages</text:p>
        </text:list-item>
        <text:list-item>
          <text:p text:style-name="P257">Talent Point allocation window</text:p>
        </text:list-item>
      </text:list>
      <text:p text:style-name="P8"/>
      <text:p text:style-name="P5">Character Preset Data Object</text:p>
      <text:list xml:id="list2595801628093916977"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2989825473987489864"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8549141473394626808" text:style-name="L201">
        <text:list-item>
          <text:p text:style-name="P243">character creation page must be able to save the settings into a characterPresetData object</text:p>
        </text:list-item>
      </text:list>
      <text:p text:style-name="P9"/>
      <text:p text:style-name="P6">Data needed for loading/saving</text:p>
      <text:list xml:id="list4431414895661612100" text:style-name="L202">
        <text:list-item>
          <text:p text:style-name="P244">UCM</text:p>
          <text:list>
            <text:list-item>
              <text:p text:style-name="P244">All body parts and clothing parts</text:p>
            </text:list-item>
          </text:list>
        </text:list-item>
      </text:list>
      <text:list xml:id="list265609941992740278" text:style-name="L203">
        <text:list-item>
          <text:p text:style-name="P245">Race (orc, human, etc)</text:p>
          <text:list>
            <text:list-item>
              <text:p text:style-name="P245">racial abilities/passives/traits</text:p>
            </text:list-item>
          </text:list>
        </text:list-item>
      </text:list>
      <text:list xml:id="list6910119700416800421" text:style-name="L204">
        <text:list-item>
          <text:p text:style-name="P246"><text:soft-page-break/>Combat related</text:p>
        </text:list-item>
      </text:list>
      <text:list xml:id="list33214543" text:continue-list="list265609941992740278"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4347833201338307303"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144671891387343780" text:style-name="L206">
        <text:list-item>
          <text:p text:style-name="P258">create load player made preset feature in team building screen DONE</text:p>
        </text:list-item>
        <text:list-item>
          <text:p text:style-name="P258">create load player made preset feature in char creation screen (so player can edit their character presets) DONE</text:p>
        </text:list-item>
        <text:list-item>
          <text:p text:style-name="P258">update menu character UI to show new data elements (background, race, etc) DONE</text:p>
          <text:list>
            <text:list-item>
              <text:p text:style-name="P258">add race and weapon fields</text:p>
            </text:list-item>
          </text:list>
        </text:list-item>
        <text:list-item>
          <text:p text:style-name="P258">implement logic for building CharacterData in game from character preset data (so player can actually play the game with their custom characters + origin characters) DONE</text:p>
        </text:list-item>
        <text:list-item>
          <text:p text:style-name="P258">Replace weaponSetDataSO with just normal weapons, MH and OH weapon are selected individually</text:p>
          <text:list>
            <text:list-item>
              <text:p text:style-name="P258">update GUI in charMaker screen for this (means we have more dynamic item pairings, more scale-able)</text:p>
            </text:list-item>
          </text:list>
        </text:list-item>
      </text:list>
      <text:list xml:id="list2967645132335526812" text:style-name="L207">
        <text:list-item>
          <text:p text:style-name="P259"><text:soft-page-break/>Implement player can choose abilities and passives outside of presets DONE</text:p>
        </text:list-item>
        <text:list-item>
          <text:p text:style-name="P259">Implement player can choose talents outside of presets DONE</text:p>
        </text:list-item>
      </text:list>
      <text:list xml:id="list1439248092529756452" text:style-name="L208">
        <text:list-item>
          <text:p text:style-name="P260">Design + implement at least 8 origin characters</text:p>
          <text:list>
            <text:list-item>
              <text:p text:style-name="P260">carefully pick ability/passive/talent set ups</text:p>
            </text:list-item>
          </text:list>
        </text:list-item>
      </text:list>
      <text:list xml:id="list6532308167697361741" text:style-name="L209">
        <text:list-item>
          <text:p text:style-name="P261">Design + Implement at least 8 combat presets DONE</text:p>
          <text:list>
            <text:list-item>
              <text:p text:style-name="P261">implement item suit views for each preset</text:p>
            </text:list-item>
          </text:list>
        </text:list-item>
      </text:list>
      <text:list xml:id="list33207907" text:continue-list="list1439248092529756452" text:style-name="L208">
        <text:list-item>
          <text:p text:style-name="P260">Design Implement goblin race with good selection of body parts</text:p>
        </text:list-item>
        <text:list-item>
          <text:p text:style-name="P260">Implement 1 or 2 extra races</text:p>
          <text:list>
            <text:list-item>
              <text:p text:style-name="P260">gnoll, satyr, demon spawn, dragonking, lizard, etc</text:p>
            </text:list-item>
          </text:list>
        </text:list-item>
      </text:list>
      <text:list xml:id="list591247206785409819" text:style-name="L210">
        <text:list-item>
          <text:p text:style-name="P262">Implement <text:s/>save/load char preset system DONE</text:p>
          <text:list>
            <text:list-item>
              <text:p text:style-name="P262">watch code monkey vids on json, saving to text files, etc</text:p>
            </text:list-item>
            <text:list-item>
              <text:p text:style-name="P262">create way for players to delete their custom characters</text:p>
            </text:list-item>
            <text:list-item>
              <text:p text:style-name="P262">create a way for us (the developer) to clear all player prefs quickly and easily to help testing</text:p>
            </text:list-item>
            <text:list-item>
              <text:p text:style-name="P262">make so saving a character with a name that already exists overwrites the saved character (we dont want 2 saved chars with the same name)</text:p>
              <text:list>
                <text:list-item>
                  <text:p text:style-name="P262">extra: create a pop up window for player saying something like (a char with name already exists, are you sure you want to overwrite this saved character?</text:p>
                </text:list-item>
              </text:list>
            </text:list-item>
          </text:list>
        </text:list-item>
      </text:list>
      <text:list xml:id="list1733136750792534102" text:style-name="L211">
        <text:list-item>
          <text:p text:style-name="P263">Fix all enemy models in combat (body don't appear)</text:p>
          <text:list>
            <text:list-item>
              <text:p text:style-name="P263">make sure enemy <text:s/>info panel model also works</text:p>
            </text:list-item>
            <text:list-item>
              <text:p text:style-name="P263">clean up the UCM prefab once this is fixed (delete unneeded sprites, clean up code, etc)</text:p>
            </text:list-item>
          </text:list>
        </text:list-item>
      </text:list>
      <text:list xml:id="list7664470633988761260" text:style-name="L212">
        <text:list-item>
          <text:p text:style-name="P264">Implement 'items change the appearance of character models</text:p>
          <text:list>
            <text:list-item>
              <text:p text:style-name="P264">make sure each itemdataso has view to link to</text:p>
              <text:list>
                <text:list-item>
                  <text:p text:style-name="P264">if it doesnt exist on the model yet, create it (big job)</text:p>
                </text:list-item>
              </text:list>
            </text:list-item>
          </text:list>
        </text:list-item>
      </text:list>
      <text:p text:style-name="P8"/>
      <text:p text:style-name="P8">- </text:p>
      <text:p text:style-name="P8"/>
      <text:p text:style-name="P8"/>
      <text:list xml:id="list33223130" text:continue-list="list144671891387343780" text:style-name="L206">
        <text:list-item>
          <text:p text:style-name="P258">how to delete player made presets?</text:p>
        </text:list-item>
        <text:list-item>
          <text:p text:style-name="P258">How to fix masking issues? FIXED</text:p>
          <text:list>
            <text:list-item>
              <text:p text:style-name="P258"><text:soft-page-break/>Old masks on activation window/char roster no longer work</text:p>
            </text:list-item>
            <text:list-item>
              <text:p text:style-name="P258">sorting layer on heads/faces is above default. This means they will always render over the UI, no matter what there order in layer value is</text:p>
            </text:list-item>
          </text:list>
        </text:list-item>
      </text:list>
      <text:list xml:id="list6883359597534083497" text:style-name="L213">
        <text:list-item>
          <text:p text:style-name="P265">need to create new sorting layer bonus values for each sprite part on UCM</text:p>
          <text:list>
            <text:list-item>
              <text:p text:style-name="P265">problem: right arm wear gets masked by head wear mask because it is on the same layer as head/face</text:p>
            </text:list-item>
          </text:list>
        </text:list-item>
      </text:list>
      <text:p text:style-name="P8"/>
      <text:p text:style-name="P8">Sprint 111 finishing criteria</text:p>
      <text:list xml:id="list8468593455679517367" text:style-name="L214">
        <text:list-item>
          <text:p text:style-name="P266">fix all enemies models so they appear correctly DONE</text:p>
        </text:list-item>
        <text:list-item>
          <text:p text:style-name="P266">create at least 8 origin characters</text:p>
        </text:list-item>
        <text:list-item>
          <text:p text:style-name="P266">recreate all combat/ability/passive presets from original DONE</text:p>
          <text:list>
            <text:list-item>
              <text:p text:style-name="P266">changing combat preset also auto sets your clothing</text:p>
            </text:list-item>
          </text:list>
        </text:list-item>
      </text:list>
      <text:list xml:id="list8796000340675547198" text:style-name="L215">
        <text:list-item>
          <text:p text:style-name="P267">changing race does not remove all the clothing</text:p>
        </text:list-item>
      </text:list>
      <text:list xml:id="list33233304" text:continue-list="list8468593455679517367" text:style-name="L214">
        <text:list-item>
          <text:p text:style-name="P266">change weapon selection system: main hand and off hand weapons can be selected individually</text:p>
        </text:list-item>
        <text:list-item>
          <text:p text:style-name="P266">create feature: player can write their characters description DONE</text:p>
        </text:list-item>
        <text:list-item>
          <text:p text:style-name="P266">implement goblin race</text:p>
          <text:list>
            <text:list-item>
              <text:p text:style-name="P266">Implement scaling to work on models</text:p>
            </text:list-item>
            <text:list-item>
              <text:p text:style-name="P266">try create a good distinction between goblins and orcs</text:p>
            </text:list-item>
          </text:list>
        </text:list-item>
      </text:list>
      <text:list xml:id="list8981847478357990135" text:style-name="L219">
        <text:list-item>
          <text:p text:style-name="P271">implement gnoll race</text:p>
        </text:list-item>
      </text:list>
      <text:list xml:id="list2281907213446823709" text:style-name="L216">
        <text:list-item>
          <text:p text:style-name="P268">Implement Satyr race</text:p>
        </text:list-item>
      </text:list>
      <text:list xml:id="list6151871008288374124" text:style-name="L217">
        <text:list-item>
          <text:p text:style-name="P269">make sure every item is linked to UCM element, and works in game to change appearance DONE</text:p>
        </text:list-item>
        <text:list-item>
          <text:p text:style-name="P269">fix team selection screen UI to accommodate changes DONE</text:p>
        </text:list-item>
      </text:list>
      <text:p text:style-name="P8"/>
      <text:p text:style-name="P8">extra to do</text:p>
      <text:list xml:id="list3864817013418121605" text:style-name="L220">
        <text:list-item>
          <text:p text:style-name="P272">create descriptions + tool tip pop ups for backgrounds</text:p>
        </text:list-item>
        <text:list-item>
          <text:p text:style-name="P272">fix menu chars: make each window start from the top by default, and also fix scrool button size</text:p>
        </text:list-item>
        <text:list-item>
          <text:p text:style-name="P272">write satyr + gnoll descriptions</text:p>
        </text:list-item>
        <text:list-item>
          <text:p text:style-name="P272"/>
        </text:list-item>
      </text:list>
      <text:p text:style-name="P8"/>
      <text:p text:style-name="P8"><text:soft-page-break/>bug and issues to fix</text:p>
      <text:list xml:id="list4463888266153212640" text:style-name="L218">
        <text:list-item>
          <text:p text:style-name="P270">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26T13:00:23.71</dc:date>
    <dc:creator>Black Will</dc:creator>
    <meta:editing-duration>P5DT2H50M8S</meta:editing-duration>
    <meta:editing-cycles>63</meta:editing-cycles>
    <meta:generator>OpenOffice/4.1.6$Win32 OpenOffice.org_project/416m1$Build-9790</meta:generator>
    <meta:document-statistic meta:table-count="0" meta:image-count="0" meta:object-count="0" meta:page-count="107" meta:paragraph-count="2684" meta:word-count="20247" meta:character-count="114701"/>
  </office:meta>
</office:document-meta>
</file>